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1.693cm"/>
    </style:style>
    <style:style style:name="Tabelle17.C" style:family="table-column">
      <style:table-column-properties style:column-width="2.498cm"/>
    </style:style>
    <style:style style:name="Tabelle17.D" style:family="table-column">
      <style:table-column-properties style:column-width="1.418cm"/>
    </style:style>
    <style:style style:name="Tabelle17.E" style:family="table-column">
      <style:table-column-properties style:column-width="1.588cm"/>
    </style:style>
    <style:style style:name="Tabelle17.F" style:family="table-column">
      <style:table-column-properties style:column-width="3.598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style:text-underline-style="none" fo:font-weight="normal" officeooo:rsid="006b80a9" officeooo:paragraph-rsid="003aa9e0" style:font-weight-asian="normal" style:font-weight-complex="normal"/>
    </style:style>
    <style:style style:name="P5" style:family="paragraph" style:parent-style-name="Table_20_Contents">
      <style:text-properties style:font-name="Liberation Serif" style:text-underline-style="none" fo:font-weight="normal" officeooo:rsid="00385a5d" officeooo:paragraph-rsid="003aa9e0" style:font-weight-asian="normal" style:font-weight-complex="normal"/>
    </style:style>
    <style:style style:name="P6" style:family="paragraph" style:parent-style-name="Table_20_Contents">
      <style:text-properties style:font-name="Liberation Serif" style:text-underline-style="none" fo:font-weight="normal" officeooo:rsid="0038fc0d" officeooo:paragraph-rsid="003aa9e0" style:font-weight-asian="normal" style:font-weight-complex="normal"/>
    </style:style>
    <style:style style:name="P7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480e7" officeooo:paragraph-rsid="003aa9e0" style:font-weight-asian="bold" style:font-weight-complex="bold"/>
    </style:style>
    <style:style style:name="P8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b488b" officeooo:paragraph-rsid="003aa9e0" style:font-weight-asian="bold" style:font-weight-complex="bold"/>
    </style:style>
    <style:style style:name="P9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10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11" style:family="paragraph" style:parent-style-name="Standard">
      <style:text-properties style:font-name="Liberation Serif" fo:font-size="12pt" officeooo:rsid="006b80a9" officeooo:paragraph-rsid="003aa9e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78683b" officeooo:paragraph-rsid="003aa9e0" style:font-size-asian="12pt" style:font-size-complex="12pt"/>
    </style:style>
    <style:style style:name="P13" style:family="paragraph" style:parent-style-name="Standard">
      <style:paragraph-properties fo:margin-top="0cm" fo:margin-bottom="0.199cm" style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798864" officeooo:paragraph-rsid="00330f69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798864" officeooo:paragraph-rsid="0038ad8d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b6f11" officeooo:paragraph-rsid="003b6f11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cd527" officeooo:paragraph-rsid="003cd527" style:font-size-asian="12pt" style:font-size-complex="12pt"/>
    </style:style>
    <style:style style:name="P18" style:family="paragraph" style:parent-style-name="Standard">
      <style:text-properties style:font-name="Liberation Serif" fo:font-size="12pt" fo:font-weight="bold" officeooo:rsid="00798864" officeooo:paragraph-rsid="00330f69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3b6f11" officeooo:paragraph-rsid="003b6f11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top="0cm" fo:margin-bottom="0.199cm" style:contextual-spacing="false"/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top="0cm" fo:margin-bottom="0.199cm" style:contextual-spacing="false"/>
      <style:text-properties style:font-name="Liberation Serif" fo:font-size="12pt" fo:font-style="normal" fo:font-weight="bold" officeooo:rsid="0038fc0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top="0cm" fo:margin-bottom="0.199cm" style:contextual-spacing="false"/>
      <style:text-properties style:font-name="Liberation Serif" fo:font-size="12pt" fo:font-style="normal" fo:font-weight="bold" officeooo:rsid="006b80a9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Liberation Serif" fo:font-size="12pt" fo:font-weight="normal" officeooo:rsid="00302cb3" officeooo:paragraph-rsid="00330f6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4pt" fo:font-weight="bold" officeooo:rsid="0078683b" officeooo:paragraph-rsid="003aa9e0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8ad8d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c9211e" loext:opacity="100%"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30" style:family="paragraph" style:parent-style-name="Table_20_Contents">
      <style:text-properties fo:color="#c9211e" loext:opacity="100%"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31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0798864" officeooo:paragraph-rsid="0038ad8d" style:font-size-asian="12pt" style:font-size-complex="12pt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8ad8d"/>
    </style:style>
    <style:style style:name="T2" style:family="text">
      <style:text-properties officeooo:rsid="00330f6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33024" style:font-style-asian="normal" style:font-style-complex="normal"/>
    </style:style>
    <style:style style:name="T7" style:family="text">
      <style:text-properties fo:font-style="normal" officeooo:rsid="004259cd" style:font-style-asian="normal" style:font-style-complex="normal"/>
    </style:style>
    <style:style style:name="T8" style:family="text">
      <style:text-properties fo:font-style="normal" officeooo:rsid="003fa25e" style:font-style-asian="normal" style:font-style-complex="normal"/>
    </style:style>
    <style:style style:name="T9" style:family="text">
      <style:text-properties fo:font-style="normal" officeooo:rsid="00383709" style:font-style-asian="normal" style:font-style-complex="normal"/>
    </style:style>
    <style:style style:name="T10" style:family="text">
      <style:text-properties officeooo:rsid="003aa9e0"/>
    </style:style>
    <style:style style:name="T11" style:family="text">
      <style:text-properties officeooo:rsid="0038fc0d"/>
    </style:style>
    <style:style style:name="T12" style:family="text">
      <style:text-properties officeooo:rsid="00385a5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c9211e" loext:opacity="100%"/>
    </style:style>
    <style:style style:name="T15" style:family="text">
      <style:text-properties officeooo:rsid="003d1d7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ufgabe 1</text:p>
      <text:p text:style-name="P18"/>
      <text:p text:style-name="P15">ISBN und Email <text:span text:style-name="T1">reichen zusammen nicht</text:span> <text:span text:style-name="T15">als </text:span>Primärschlüssel <text:span text:style-name="T1">aus</text:span>, weil ein Kunde das gleiche Buch mehrmals bestellen könnte. </text:p>
      <text:p text:style-name="P15"/>
      <text:p text:style-name="P15">Man könnte das Datum <text:span text:style-name="T1">hinzunehmen</text:span> – wenn man spitzfindig ist, ist das <text:span text:style-name="T1">aber </text:span>auch nicht eindeutig.</text:p>
      <text:p text:style-name="P17">Ein „Zeitstempel“ aus Datum und Uhrzeit (bis zur Millisekunde) wäre da besser geeignet.</text:p>
      <text:p text:style-name="P14">Einfacher ist, <text:span text:style-name="T1">für jede Bestellung eine eindeutige </text:span>Bestellnummer zu erzeugen.</text:p>
      <text:p text:style-name="P14"/>
      <text:p text:style-name="P14"/>
      <text:p text:style-name="P27">Aufgabe <text:span text:style-name="T10">2</text:span></text:p>
      <text:p text:style-name="P18"/>
      <text:p text:style-name="P14">Mehrere Möglichkeiten:</text:p>
      <text:list xml:id="list1448558432" text:style-name="L1">
        <text:list-item>
          <text:p text:style-name="P32">Tag – Zeit – Raum<text:line-break/><text:span text:style-name="T15">Z</text:span>um gleichen Zeitpunkt <text:span text:style-name="T15">können nicht </text:span>zwei Kurse im gleichen Raum stattfinden.</text:p>
        </text:list-item>
        <text:list-item>
          <text:p text:style-name="P32">Dozent – Tag – Zeit <text:line-break/><text:span text:style-name="T15">Ein </text:span>Dozent kann sich nicht zweiteilen.</text:p>
        </text:list-item>
        <text:list-item>
          <text:p text:style-name="P32">KursNr – Tag<text:line-break/>Jeder Kurs findet pro Wochentag nur einmal statt.</text:p>
        </text:list-item>
      </text:list>
      <text:p text:style-name="P24"/>
      <text:p text:style-name="P25"/>
      <text:p text:style-name="P26">Aufgabe <text:span text:style-name="T11">3</text:span></text:p>
      <text:p text:style-name="P12"/>
      <text:p text:style-name="P19"><text:span text:style-name="T13">Primärschlüssel</text:span> <text:s text:c="3"/><text:span text:style-name="T14">Fremschlüssel</text:span></text:p>
      <text:p text:style-name="P16"/>
      <text:p text:style-name="P23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 table:style-name="TableLine2012652490640">
          <table:table-cell table:style-name="Tabelle12.A1" office:value-type="string">
            <text:p text:style-name="P7">KdNr</text:p>
          </table:table-cell>
          <table:table-cell table:style-name="Tabelle12.A1" office:value-type="string">
            <text:p text:style-name="P4">Name</text:p>
          </table:table-cell>
          <table:table-cell table:style-name="Tabelle12.A1" office:value-type="string">
            <text:p text:style-name="P4">Emailadresse</text:p>
          </table:table-cell>
          <table:table-cell table:style-name="Tabelle12.D1" office:value-type="string">
            <text:p text:style-name="P5">Adresse</text:p>
          </table:table-cell>
        </table:table-row>
        <table:table-row table:style-name="TableLine2012652490928">
          <table:table-cell table:style-name="Tabelle12.A2" office:value-type="string">
            <text:p text:style-name="P5">001</text:p>
          </table:table-cell>
          <table:table-cell table:style-name="Tabelle12.B2" office:value-type="string">
            <text:p text:style-name="P5">Jens Koch</text:p>
          </table:table-cell>
          <table:table-cell table:style-name="Tabelle12.C2" office:value-type="string">
            <text:p text:style-name="P4"><text:span text:style-name="T12">koch</text:span>@<text:span text:style-name="T12">yahoo.de</text:span></text:p>
          </table:table-cell>
          <table:table-cell table:style-name="Tabelle12.D2" office:value-type="string">
            <text:p text:style-name="P5">Stammstraße 10, 50823 Köln</text:p>
          </table:table-cell>
        </table:table-row>
      </table:table>
      <text:p text:style-name="P11"/>
      <text:p text:style-name="P21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 table:style-name="TableLine2012652492944">
          <table:table-cell table:style-name="Tabelle13.A1" office:value-type="string">
            <text:p text:style-name="P8">FlugNr</text:p>
          </table:table-cell>
          <table:table-cell table:style-name="Tabelle13.A1" office:value-type="string">
            <text:p text:style-name="P5">Start</text:p>
          </table:table-cell>
          <table:table-cell table:style-name="Tabelle13.A1" office:value-type="string">
            <text:p text:style-name="P5">Ziel</text:p>
          </table:table-cell>
          <table:table-cell table:style-name="Tabelle13.A1" office:value-type="string">
            <text:p text:style-name="P5">Wochentag</text:p>
          </table:table-cell>
          <table:table-cell table:style-name="Tabelle13.A1" office:value-type="string">
            <text:p text:style-name="P5">Startzeit</text:p>
          </table:table-cell>
          <table:table-cell table:style-name="Tabelle13.F1" office:value-type="string">
            <text:p text:style-name="P5">Dauer</text:p>
          </table:table-cell>
        </table:table-row>
        <table:table-row table:style-name="TableLine2012652496688">
          <table:table-cell table:style-name="Tabelle13.A2" office:value-type="string">
            <text:p text:style-name="P5">231</text:p>
          </table:table-cell>
          <table:table-cell table:style-name="Tabelle13.B2" office:value-type="string">
            <text:p text:style-name="P5">Frankfurt</text:p>
          </table:table-cell>
          <table:table-cell table:style-name="Tabelle13.C2" office:value-type="string">
            <text:p text:style-name="P5">Dubai</text:p>
          </table:table-cell>
          <table:table-cell table:style-name="Tabelle13.D2" office:value-type="string">
            <text:p text:style-name="P5">Mo</text:p>
          </table:table-cell>
          <table:table-cell table:style-name="Tabelle13.E2" office:value-type="string">
            <text:p text:style-name="P5">12:00</text:p>
          </table:table-cell>
          <table:table-cell table:style-name="Tabelle13.F2" office:value-type="string">
            <text:p text:style-name="P5">4:30</text:p>
          </table:table-cell>
        </table:table-row>
      </table:table>
      <text:p text:style-name="P11"/>
      <table:table table:name="Tabelle14" table:style-name="Tabelle14">
        <table:table-column table:style-name="Tabelle14.A"/>
        <table:table-column table:style-name="Tabelle14.B"/>
        <table:table-row table:style-name="TableLine2012652489200">
          <table:table-cell table:style-name="Tabelle14.A1" office:value-type="string">
            <text:p text:style-name="P21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 table:style-name="TableLine2012652489776">
                <table:table-cell table:style-name="Tabelle15.A1" office:value-type="string">
                  <text:p text:style-name="P9">FlugzeugNr</text:p>
                </table:table-cell>
                <table:table-cell table:style-name="Tabelle15.A1" office:value-type="string">
                  <text:p text:style-name="P5">Modell</text:p>
                </table:table-cell>
                <table:table-cell table:style-name="Tabelle15.C1" office:value-type="string">
                  <text:p text:style-name="P6">Plätze</text:p>
                </table:table-cell>
              </table:table-row>
              <table:table-row table:style-name="TableLine2012652492080">
                <table:table-cell table:style-name="Tabelle15.A2" office:value-type="string">
                  <text:p text:style-name="P5">A1123</text:p>
                </table:table-cell>
                <table:table-cell table:style-name="Tabelle15.B2" office:value-type="string">
                  <text:p text:style-name="P5">Airbus A30<text:span text:style-name="T11">0</text:span></text:p>
                </table:table-cell>
                <table:table-cell table:style-name="Tabelle15.C2" office:value-type="string">
                  <text:p text:style-name="P6">280</text:p>
                </table:table-cell>
              </table:table-row>
            </table:table>
            <text:p text:style-name="P20"/>
          </table:table-cell>
          <table:table-cell table:style-name="Tabelle14.A1" office:value-type="string">
            <text:p text:style-name="P21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 table:style-name="TableLine2012652493808">
                <table:table-cell table:style-name="Tabelle16.A1" office:value-type="string">
                  <text:p text:style-name="P29">FlugNr</text:p>
                </table:table-cell>
                <table:table-cell table:style-name="Tabelle16.A1" office:value-type="string">
                  <text:p text:style-name="P10">Datum</text:p>
                </table:table-cell>
                <table:table-cell table:style-name="Tabelle16.C1" office:value-type="string">
                  <text:p text:style-name="P6">Flugzeug</text:p>
                </table:table-cell>
              </table:table-row>
              <table:table-row table:style-name="TableLine2012652500144">
                <table:table-cell table:style-name="Tabelle16.A2" office:value-type="string">
                  <text:p text:style-name="P5">231</text:p>
                </table:table-cell>
                <table:table-cell table:style-name="Tabelle16.B2" office:value-type="string">
                  <text:p text:style-name="P6">04.08.2020</text:p>
                </table:table-cell>
                <table:table-cell table:style-name="Tabelle16.C2" office:value-type="string">
                  <text:p text:style-name="P6">A1123</text:p>
                </table:table-cell>
              </table:table-row>
            </table:table>
            <text:p text:style-name="P12"/>
          </table:table-cell>
        </table:table-row>
      </table:table>
      <text:p text:style-name="P11"/>
      <text:p text:style-name="P22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 table:style-name="TableLine2012653738128">
          <table:table-cell table:style-name="Tabelle17.A1" office:value-type="string">
            <text:p text:style-name="P29">FlugNr</text:p>
          </table:table-cell>
          <table:table-cell table:style-name="Tabelle17.A1" office:value-type="string">
            <text:p text:style-name="P30">KdNr</text:p>
          </table:table-cell>
          <table:table-cell table:style-name="Tabelle17.A1" office:value-type="string">
            <text:p text:style-name="P30">Datum</text:p>
          </table:table-cell>
          <table:table-cell table:style-name="Tabelle17.A1" office:value-type="string">
            <text:p text:style-name="P6">Platz</text:p>
          </table:table-cell>
          <table:table-cell table:style-name="Tabelle17.A1" office:value-type="string">
            <text:p text:style-name="P6">Preis</text:p>
          </table:table-cell>
          <table:table-cell table:style-name="Tabelle17.F1" office:value-type="string">
            <text:p text:style-name="P6">Zahlungsmittel</text:p>
          </table:table-cell>
        </table:table-row>
        <table:table-row table:style-name="TableLine2012653735824">
          <table:table-cell table:style-name="Tabelle17.A2" office:value-type="string">
            <text:p text:style-name="P5">231</text:p>
          </table:table-cell>
          <table:table-cell table:style-name="Tabelle17.B2" office:value-type="string">
            <text:p text:style-name="P6">001</text:p>
          </table:table-cell>
          <table:table-cell table:style-name="Tabelle17.C2" office:value-type="string">
            <text:p text:style-name="P6">04.08.2020</text:p>
          </table:table-cell>
          <table:table-cell table:style-name="Tabelle17.D2" office:value-type="string">
            <text:p text:style-name="P6">19</text:p>
          </table:table-cell>
          <table:table-cell table:style-name="Tabelle17.E2" office:value-type="string">
            <text:p text:style-name="P6">199,0</text:p>
          </table:table-cell>
          <table:table-cell table:style-name="Tabelle17.F2" office:value-type="string">
            <text:p text:style-name="P6">Kreditkarte</text:p>
          </table:table-cell>
        </table:table-row>
      </table:table>
      <text:p text:style-name="P13"/>
      <text:p text:style-name="P13"/>
      <text:p text:style-name="P12"><draw:frame text:anchor-type="paragraph" draw:z-index="0" draw:name="Form1" draw:style-name="gr1" draw:text-style-name="P33" svg:width="1.795cm" svg:height="0.63cm" svg:x="15.196cm" svg:y="0.242cm"><draw:image xlink:href="Pictures/10000000000000580000001F84D8045FF773DCF2.png" xlink:type="simple" xlink:show="embed" xlink:actuate="onLoad" draw:mime-type="image/png"><text:p/></draw:image></draw:frame></text:p>
      <text:p text:style-name="P28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</text:span><text:span text:style-name="T6">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7">Ju</text:span><text:span text:style-name="T9">l</text:span><text:span text:style-name="T7">i</text:span><text:span text:style-name="T8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8ad8d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12652490352">
            <table:table-cell table:style-name="Tabelle1.A1" office:value-type="string">
              <text:p text:style-name="MP1">Primär- und Fremdschlüssel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2:47:35.535000000</dc:date>
    <meta:editing-duration>PT4H59M12S</meta:editing-duration>
    <meta:editing-cycles>43</meta:editing-cycles>
    <meta:generator>LibreOffice/7.3.3.2$Windows_X86_64 LibreOffice_project/d1d0ea68f081ee2800a922cac8f79445e4603348</meta:generator>
    <meta:document-statistic meta:table-count="7" meta:image-count="0" meta:object-count="0" meta:page-count="1" meta:paragraph-count="65" meta:word-count="175" meta:character-count="1160" meta:non-whitespace-character-count="1039"/>
  </office:meta>
</office:document-meta>
</file>